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775cm" fo:min-width="9.92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88cm" fo:min-width="3.386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88cm" fo:min-width="3.68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88cm" fo:min-width="3.687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495cm" fo:min-width="6.633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3cm" fo:min-width="7.232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211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3cm" fo:min-width="5.647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78cm" svg:height="11.077cm" svg:x="3.222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938cm" svg:height="1.39cm" svg:x="6.377cm" svg:y="8.608cm">
          <text:p text:style-name="P2">New GEM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462cm" svg:y1="9.998cm" svg:x2="6.145cm" svg:y2="12.315cm">
          <text:p/>
        </draw:line>
        <draw:line draw:style-name="gr3" draw:text-style-name="P4" draw:layer="layout" svg:x1="8.48cm" svg:y1="10.02cm" svg:x2="10.797cm" svg:y2="12.337cm">
          <text:p/>
        </draw:line>
        <draw:custom-shape draw:style-name="gr4" draw:text-style-name="P3" draw:layer="layout" svg:width="4.237cm" svg:height="1.39cm" svg:x="3.821cm" svg:y="12.328cm">
          <text:p text:style-name="P2">New L1 EM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239cm" svg:height="1.39cm" svg:x="8.863cm" svg:y="12.328cm">
          <text:p text:style-name="P2">Last L2 EM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185cm" svg:height="1.797cm" svg:x="4.813cm" svg:y="5.635cm">
          <text:p text:style-name="P2">globalExitRootM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8.311cm" svg:y1="8.63cm" svg:x2="8.311cm" svg:y2="7.432cm">
          <text:p/>
        </draw:line>
        <draw:line draw:style-name="gr8" draw:text-style-name="P4" draw:layer="layout" svg:x1="5.917cm" svg:y1="16.713cm" svg:x2="5.917cm" svg:y2="13.718cm">
          <text:p/>
        </draw:line>
        <draw:custom-shape draw:style-name="gr9" draw:text-style-name="P3" draw:layer="layout" svg:width="7.784cm" svg:height="2.095cm" svg:x="3.693cm" svg:y="16.713cm">
          <text:p text:style-name="P2">L1 PolygonZkEVMBridge.sol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0.459cm" svg:height="2.384cm" svg:x="3.393cm" svg:y="3.698cm">
          <draw:text-box>
            <text:p/>
            <text:p>PolygonZkEVMGlobalExitRoot.sol </text:p>
          </draw:text-box>
        </draw:frame>
        <draw:custom-shape draw:style-name="gr1" draw:text-style-name="P1" draw:layer="layout" svg:width="10.478cm" svg:height="11.077cm" svg:x="16.822cm" svg:y="3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938cm" svg:height="1.39cm" svg:x="19.977cm" svg:y="8.607cm">
          <text:p text:style-name="P2">New GEM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062cm" svg:y1="9.997cm" svg:x2="19.745cm" svg:y2="12.314cm">
          <text:p/>
        </draw:line>
        <draw:line draw:style-name="gr3" draw:text-style-name="P4" draw:layer="layout" svg:x1="22.08cm" svg:y1="10.019cm" svg:x2="24.397cm" svg:y2="12.336cm">
          <text:p/>
        </draw:line>
        <draw:custom-shape draw:style-name="gr4" draw:text-style-name="P3" draw:layer="layout" svg:width="4.237cm" svg:height="1.39cm" svg:x="17.421cm" svg:y="12.327cm">
          <text:p text:style-name="P2">Last L1 EM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239cm" svg:height="1.39cm" svg:x="22.463cm" svg:y="12.327cm">
          <text:p text:style-name="P2">New L2 EM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185cm" svg:height="1.797cm" svg:x="18.413cm" svg:y="5.634cm">
          <text:p text:style-name="P2">globalExitRootM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21.911cm" svg:y1="8.629cm" svg:x2="21.911cm" svg:y2="7.431cm">
          <text:p/>
        </draw:line>
        <draw:frame draw:style-name="gr10" draw:text-style-name="P5" draw:layer="layout" svg:width="10.512cm" svg:height="2.384cm" svg:x="17.092cm" svg:y="3.698cm">
          <draw:text-box>
            <text:p/>
            <text:p>PolygonZkEVMGlobalExitRoot.sol </text:p>
          </draw:text-box>
        </draw:frame>
        <draw:line draw:style-name="gr8" draw:text-style-name="P4" draw:layer="layout" svg:x1="24.617cm" svg:y1="16.725cm" svg:x2="24.617cm" svg:y2="13.73cm">
          <text:p/>
        </draw:line>
        <draw:custom-shape draw:style-name="gr11" draw:text-style-name="P3" draw:layer="layout" svg:width="6.199cm" svg:height="2.095cm" svg:x="20.685cm" svg:y="16.725cm">
          <text:p text:style-name="P2">PolygonZkEVM.s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5:17:00.311716428</meta:creation-date>
    <dc:date>2022-12-29T14:09:51.926022991</dc:date>
    <meta:editing-duration>PT12M59S</meta:editing-duration>
    <meta:editing-cycles>3</meta:editing-cycles>
    <meta:generator>LibreOffice/7.3.7.2$Linux_X86_64 LibreOffice_project/30$Build-2</meta:generator>
    <meta:document-statistic meta:object-count="22"/>
  </office:meta>
</office:document-meta>
</file>